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000080" loext:opacity="100%" style:font-name="Monospace" fo:font-size="10pt" fo:font-weight="bold" style:font-size-asian="10pt" style:font-weight-asian="bold"/>
    </style:style>
    <style:style style:name="T4" style:family="text">
      <style:text-properties fo:color="#ff0000" loext:opacity="100%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<text:span text:style-name="T2"> </text:span><text:span text:style-name="T1">TABLE</text:span><text:span text:style-name="T2"> sale_control.vendas (</text:span></text:p>
      <text:p text:style-name="P1"><text:span text:style-name="T2"><text:tab/>id </text:span><text:span text:style-name="T3">INT</text:span><text:span text:style-name="T2"> </text:span><text:span text:style-name="T1">auto_increment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tab/>data_venda </text:span><text:span text:style-name="T3">DATETIME</text:span><text:span text:style-name="T2"> </text:span><text:span text:style-name="T1">NULL</text:span><text:span text:style-name="T2">,</text:span></text:p>
      <text:p text:style-name="P1"><text:span text:style-name="T2"><text:tab/>valor_venda </text:span><text:span text:style-name="T3">FLOAT</text:span><text:span text:style-name="T2"> </text:span><text:span text:style-name="T1">NULL</text:span><text:span text:style-name="T2">,</text:span></text:p>
      <text:p text:style-name="P1"><text:span text:style-name="T2"><text:tab/>vendedor_id </text:span><text:span text:style-name="T3">INT</text:span><text:span text:style-name="T2"> </text:span><text:span text:style-name="T1">NULL</text:span><text:span text:style-name="T2">,</text:span></text:p>
      <text:p text:style-name="P1"><text:span text:style-name="T2"><text:tab/>unidade_id </text:span><text:span text:style-name="T3">INT</text:span><text:span text:style-name="T2"> </text:span><text:span text:style-name="T1">NULL</text:span><text:span text:style-name="T2">,</text:span></text:p>
      <text:p text:style-name="P1"><text:span text:style-name="T2"><text:tab/>diretoria_id </text:span><text:span text:style-name="T3">INT</text:span><text:span text:style-name="T2"> </text:span><text:span text:style-name="T1">NULL</text:span><text:span text:style-name="T2">,</text:span></text:p>
      <text:p text:style-name="P1"><text:span text:style-name="T2"><text:tab/></text:span><text:span text:style-name="T1">CONSTRAINT</text:span><text:span text:style-name="T2"> vendas_UN </text:span><text:span text:style-name="T1">UNIQUE</text:span><text:span text:style-name="T2"> </text:span><text:span text:style-name="T1">KEY</text:span><text:span text:style-name="T2"> (id)</text:span></text:p>
      <text:p text:style-name="P1"><text:span text:style-name="T2">)</text:span></text:p>
      <text:p text:style-name="P1"><text:span text:style-name="T1">ENGINE</text:span><text:span text:style-name="T2">=InnoDB</text:span></text:p>
      <text:p text:style-name="P1"><text:span text:style-name="T1">DEFAULT</text:span><text:span text:style-name="T2"> CHARSET=utf8mb4</text:span></text:p>
      <text:p text:style-name="Standard"><text:span text:style-name="T1">COLLATE</text:span><text:span text:style-name="T2">=utf8mb4_general_ci</text:span><text:span text:style-name="T4">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1:38:47.775677566</meta:creation-date>
    <dc:date>2023-01-20T21:39:17.030938089</dc:date>
    <meta:editing-duration>PT35S</meta:editing-duration>
    <meta:editing-cycles>1</meta:editing-cycles>
    <meta:document-statistic meta:table-count="0" meta:image-count="0" meta:object-count="0" meta:page-count="1" meta:paragraph-count="12" meta:word-count="34" meta:character-count="283" meta:non-whitespace-character-count="254"/>
    <meta:generator>LibreOffice/7.4.2.3$Linux_X86_64 LibreOffice_project/40$Build-3</meta:generator>
  </office:meta>
</office:document-meta>
</file>